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style:font-name="Times New Roman" officeooo:rsid="0006ba54" officeooo:paragraph-rsid="0006ba54"/>
    </style:style>
    <style:style style:name="P2" style:family="paragraph" style:parent-style-name="Standard">
      <style:paragraph-properties fo:text-align="justify" style:justify-single-word="false"/>
      <style:text-properties style:text-position="0% 100%" officeooo:rsid="000aa083" officeooo:paragraph-rsid="000aa083"/>
    </style:style>
    <style:style style:name="P3" style:family="paragraph" style:parent-style-name="Standard">
      <style:paragraph-properties fo:text-align="justify" style:justify-single-word="false"/>
      <style:text-properties style:text-position="0% 100%" officeooo:rsid="000d5e31" officeooo:paragraph-rsid="000d5e31"/>
    </style:style>
    <style:style style:name="P4" style:family="paragraph" style:parent-style-name="Standard">
      <style:paragraph-properties fo:text-align="justify" style:justify-single-word="false"/>
      <style:text-properties style:text-position="0% 100%" officeooo:rsid="000e4594" officeooo:paragraph-rsid="000d5e31"/>
    </style:style>
    <style:style style:name="P5" style:family="paragraph" style:parent-style-name="Standard">
      <style:paragraph-properties fo:text-align="justify" style:justify-single-word="false"/>
      <style:text-properties officeooo:rsid="0007f0d1" officeooo:paragraph-rsid="0007f0d1"/>
    </style:style>
    <style:style style:name="P6" style:family="paragraph" style:parent-style-name="Standard">
      <style:paragraph-properties fo:text-align="justify" style:justify-single-word="false"/>
      <style:text-properties officeooo:rsid="0007f0d1" officeooo:paragraph-rsid="00147ead"/>
    </style:style>
    <style:style style:name="P7" style:family="paragraph" style:parent-style-name="Standard">
      <style:paragraph-properties fo:text-align="justify" style:justify-single-word="false"/>
      <style:text-properties officeooo:rsid="000aa083" officeooo:paragraph-rsid="00147ead"/>
    </style:style>
    <style:style style:name="P8" style:family="paragraph" style:parent-style-name="Standard">
      <style:paragraph-properties fo:text-align="justify" style:justify-single-word="false"/>
      <style:text-properties officeooo:rsid="000aa083" officeooo:paragraph-rsid="000d5e31"/>
    </style:style>
    <style:style style:name="P9" style:family="paragraph" style:parent-style-name="Standard">
      <style:paragraph-properties fo:text-align="justify" style:justify-single-word="false"/>
      <style:text-properties officeooo:rsid="000aa083" officeooo:paragraph-rsid="000aa083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015e57c"/>
    </style:style>
    <style:style style:name="P12" style:family="paragraph" style:parent-style-name="Standard">
      <style:paragraph-properties fo:text-align="justify" style:justify-single-word="false"/>
      <style:text-properties officeooo:rsid="0018b03e" officeooo:paragraph-rsid="0018b03e"/>
    </style:style>
    <style:style style:name="P13" style:family="paragraph" style:parent-style-name="Standard">
      <style:paragraph-properties fo:text-align="justify" style:justify-single-word="false"/>
      <style:text-properties officeooo:rsid="00197a66" officeooo:paragraph-rsid="00197a66"/>
    </style:style>
    <style:style style:name="T1" style:family="text">
      <style:text-properties officeooo:rsid="0007f0d1"/>
    </style:style>
    <style:style style:name="T2" style:family="text">
      <style:text-properties officeooo:rsid="0008b358"/>
    </style:style>
    <style:style style:name="T3" style:family="text">
      <style:text-properties style:text-position="sub 58%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0d5e31"/>
    </style:style>
    <style:style style:name="T6" style:family="text">
      <style:text-properties style:text-position="0% 100%" fo:font-weight="bold" officeooo:rsid="000d5e31" style:font-weight-asian="bold" style:font-weight-complex="bold"/>
    </style:style>
    <style:style style:name="T7" style:family="text">
      <style:text-properties style:text-position="0% 100%" officeooo:rsid="000e4594"/>
    </style:style>
    <style:style style:name="T8" style:family="text">
      <style:text-properties style:text-position="0% 100%" officeooo:rsid="00103272"/>
    </style:style>
    <style:style style:name="T9" style:family="text">
      <style:text-properties style:text-position="0% 100%" officeooo:rsid="0011695c"/>
    </style:style>
    <style:style style:name="T10" style:family="text">
      <style:text-properties style:text-position="0% 100%" officeooo:rsid="00135c28"/>
    </style:style>
    <style:style style:name="T11" style:family="text">
      <style:text-properties style:text-position="0% 100%" officeooo:rsid="00141cda"/>
    </style:style>
    <style:style style:name="T12" style:family="text">
      <style:text-properties officeooo:rsid="000d5e31"/>
    </style:style>
    <style:style style:name="T13" style:family="text">
      <style:text-properties officeooo:rsid="00147ead"/>
    </style:style>
    <style:style style:name="T14" style:family="text">
      <style:text-properties fo:font-weight="bold" officeooo:rsid="00147ea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47ead" style:font-weight-asian="normal" style:font-weight-complex="normal"/>
    </style:style>
    <style:style style:name="T17" style:family="text">
      <style:text-properties fo:font-weight="normal" officeooo:rsid="0015e57c" style:font-weight-asian="normal" style:font-weight-complex="normal"/>
    </style:style>
    <style:style style:name="T18" style:family="text">
      <style:text-properties fo:font-weight="normal" officeooo:rsid="00165d2d" style:font-weight-asian="normal" style:font-weight-complex="normal"/>
    </style:style>
    <style:style style:name="T19" style:family="text">
      <style:text-properties fo:font-weight="normal" officeooo:rsid="0016c341" style:font-weight-asian="normal" style:font-weight-complex="normal"/>
    </style:style>
    <style:style style:name="T20" style:family="text">
      <style:text-properties fo:font-weight="normal" officeooo:rsid="001ab3e1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<text:tab/><text:span text:style-name="T1">Nous avons choisi de coder l’interpréteur MiniML.</text:span></text:p>
      <text:p text:style-name="P5">Ce projet contient 6 fichiers en plus du lexeur, du parseur et de ast.mli.</text:p>
      <text:p text:style-name="P5"/>
      <text:p text:style-name="P5">Tout d’abord le fichier types.ml, qui regroupe tous les types de MiniML <text:span text:style-name="T12">regroupés sous le type t</text:span>.</text:p>
      <text:p text:style-name="P5">Ce fichier ne contient qu’une seule fonction « str_of_t » qui prend en argument « <text:span text:style-name="T2">wat_to_do_with_ids » </text:span>un type t et qui renvoie une chaîne de caractères. Cette fonction associe à chaque type sa chaîne de caractères (ex : Bool→ « bool ») <text:span text:style-name="T2">afin de pouvoir les afficher dans l’interpréteur.</text:span></text:p>
      <text:p text:style-name="P5"/>
      <text:p text:style-name="P9">Ensuite le fichier typing.ml qui contient l’algorithme de typage de MiniML.</text:p>
      <text:p text:style-name="P9">L’algorithme de typage utilié est celui-ci :</text:p>
      <text:p text:style-name="P9">Soit une expression expr. On lui associe une variable de type var<text:span text:style-name="T3">expr</text:span><text:span text:style-name="T4">. Ensuite on fait de même avec toutes les sous-expressions de expr. On construit un système d’équations avec ces variables qui respecte toutes les contraintes liées aux différents types. Enfin on unifie toutes les variables et soit <text:s/>l’unification est possible et l’algorithme renvoie le type soit ce n’est pas le cas et cela signifie que le typage est impossible.</text:span></text:p>
      <text:p text:style-name="P2">Ce fichier contient :</text:p>
      <text:p text:style-name="P2">- un type id de type int qui correspond aux indetificateurs.</text:p>
      <text:p text:style-name="P9"><text:span text:style-name="T4">- </text:span><text:span text:style-name="T5">un module Str_map qui associe une chaîne de caractères à un identificateur</text:span></text:p>
      <text:p text:style-name="P9"><text:span text:style-name="T5">- un module Int_map qui associe un identificateur à un type (</text:span><text:span text:style-name="T6">A VÉRIFIER</text:span><text:span text:style-name="T5">)</text:span></text:p>
      <text:p text:style-name="P8"><text:span text:style-name="T5">- un type evt_ex et evt_in qui correspondent aux environnements (</text:span><text:span text:style-name="T6">A VÉRIFIER</text:span><text:span text:style-name="T5">)</text:span></text:p>
      <text:p text:style-name="P3">- un enregistrement substitution qui contient deux champs elt_a_substituer et elt_substituant tous les deux des types t (venant du fichier types.ml)</text:p>
      <text:p text:style-name="P8"><text:span text:style-name="T5">- </text:span><text:span text:style-name="T7">une fonction get_cpt qui permet de s’assurer que deux identifiants ou expression ne soient pas associer au même entier. Elle ne prend pas de paramètre et renvoie un entier.</text:span></text:p>
      <text:p text:style-name="P4">- une fonction typage_cte qui associe à chaque constante de MiniML le type qui lui correspond. Elle prend en argument un type constant du module Ast et renvoie un type t.</text:p>
      <text:p text:style-name="P8"><text:span text:style-name="T7">- une fonction typage_attendu_unop qui renvoie le type attendu en résultat des opérateurs unaires de MiniML. Elle prend en paramètre un type unop du module Ast </text:span><text:span text:style-name="T8">et renvoie un type t.</text:span></text:p>
      <text:p text:style-name="P8"><text:span text:style-name="T8">- une fonction typage_attendu_binop qui renvoie le type attendu des opérateurs binaires de MiniML. Elle prend en argument </text:span><text:span text:style-name="T9">un type binop du module Ast et renvoie un type t.</text:span></text:p>
      <text:p text:style-name="P8"><text:span text:style-name="T9">- </text:span><text:span text:style-name="T10">un module Exp qui correspond aux expressions.</text:span></text:p>
      <text:p text:style-name="P7"><text:span text:style-name="T10">- </text:span><text:span text:style-name="T11">un module Exp_evt qui associe à chaque expression un entier et qui correspond <text:s/>à l’environnement des expressions. </text:span><text:span text:style-name="T5">(</text:span><text:span text:style-name="T6">A VÉRIFIER</text:span><text:span text:style-name="T5">)</text:span></text:p>
      <text:p text:style-name="P6">- <text:span text:style-name="T13">un module Ident_evt qui associe à chaque identifiant un entier et qui correspond à l’environnement des identifiants. </text:span><text:span text:style-name="T5">(</text:span><text:span text:style-name="T6">A VÉRIFIER</text:span><text:span text:style-name="T5">)</text:span></text:p>
      <text:p text:style-name="P5">- <text:span text:style-name="T13">un type id_to_int (</text:span><text:span text:style-name="T14">A COMPLÉTER)</text:span></text:p>
      <text:p text:style-name="P6"><text:span text:style-name="T16">- un type exp_to_vartype (</text:span><text:span text:style-name="T14">A COMPLÉTER)</text:span></text:p>
      <text:p text:style-name="P6"><text:span text:style-name="T14">- </text:span><text:span text:style-name="T17">une fonction doublement récursive annotation_pattern et annotation_pattern_desc qui permet d’associer les différents identifiants rencontrés et de les ajouter au fur et à mesure dans l’Ident_evt.</text:span></text:p>
      <text:p text:style-name="P11"><text:span text:style-name="T17">Elle prend en paramètre un type ppatt du module Ast, un Ident_evt et renvoie l’Ident_evt mis à jour.</text:span></text:p>
      <text:p text:style-name="P11"><text:span text:style-name="T17">- </text:span><text:span text:style-name="T18">une fonction doublement récursive annotation_pexp et annotation_pdesc qui permet d’annoter chaque expression en associant un entier à chaque sous-expression qui la constitue. Elle prend en paramètre un type pexpr du module Ast, un Exp_evt et un Ident_evt et renvoie l’Exp_evt mis à jour.</text:span></text:p>
      <text:p text:style-name="P11"><text:span text:style-name="T18">- </text:span><text:span text:style-name="T19">un enregistrement equation qui comprend deux champs old_type et new_type qui permet de formaliser les équations à unifier pour l’algorithme de typage.</text:span></text:p>
      <text:p text:style-name="P11"><text:soft-page-break/><text:span text:style-name="T19">- une fonction ecriture_pdesc qui permet d’écrire les équations liées à une expression. Elle prend en paramètre un type pexpr du module Ast expr qui est l’expression à analyser, un Exp_evt evt qui correspond à l’environnement dans lequel se trouve l’expression et un accumulateur qui correspond au système d’équation à résoudre.</text:span></text:p>
      <text:p text:style-name="P11"><text:span text:style-name="T19">- une fontion unification qui permet d’unifier un système d’équation afin d’en trouver une solution, si elle existe. Elle prend en paramètre une liste d’enregistrement equation ens_equation et un Exp_evt evt et renvoie le type trouvé ou une exception.</text:span></text:p>
      <text:p text:style-name="P11"><text:span text:style-name="T19"/></text:p>
      <text:p text:style-name="P12"><text:span text:style-name="T19">L</text:span><text:span text:style-name="T15">e fichier interpretation.ml qui forme l’interpréteur MiniML.</text:span></text:p>
      <text:p text:style-name="P13"><text:span text:style-name="T15">Ce fichier contient :</text:span></text:p>
      <text:p text:style-name="P13"><text:span text:style-name="T15">- un type value qui regroupe toutes les valeurs que peut renvoyer l’interprétation</text:span></text:p>
      <text:p text:style-name="P13"><text:span text:style-name="T15">- un module Str_map </text:span><text:span text:style-name="T16">(</text:span><text:span text:style-name="T14">A COMPLÉTER</text:span><text:span text:style-name="T15">)</text:span></text:p>
      <text:p text:style-name="P13"><text:span text:style-name="T14">- </text:span><text:span text:style-name="T15">un type environnement </text:span><text:span text:style-name="T16">(</text:span><text:span text:style-name="T14">A COMPLÉTER</text:span><text:span text:style-name="T15">)</text:span></text:p>
      <text:p text:style-name="P13"><text:span text:style-name="T15">- une fonction str_pattern qui permet d’afficher un pattern sous la forme d’un string. Elle prend en paramètre un type ppatt du module Ast pattern qui est le pattern à afficher et renvoie le string correspondant.</text:span></text:p>
      <text:p text:style-name="P13"><text:span text:style-name="T15">- une fonction str_of_binop qui affiche un opérateur binaire sous la forme d’un string. Elle prend en paramètre un type binop du module Ast qui est l’opérateur à afficher et renvoie le string correspondant.</text:span></text:p>
      <text:p text:style-name="P13"><text:span text:style-name="T15">- </text:span><text:span text:style-name="T20">une fonction doublement récursive str_expr et str_expr_desc qui affiche une expression sous forme de string. Elle prend en paramètre un type pexpr du module Ast et renvoie le string corresponda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Times New Roman" officeooo:rsid="0006ba54" officeooo:paragraph-rsid="0006ba5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ABOURIN Yves</text:p>
        <text:p text:style-name="MP1">GUYOT Julien<text:tab/>Rapport Projet PF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3:12:10.673810418</meta:creation-date>
    <dc:date>2018-04-26T16:16:50.267177469</dc:date>
    <meta:editing-duration>PT1H7M57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2" meta:paragraph-count="38" meta:word-count="776" meta:character-count="4795" meta:non-whitespace-character-count="4054"/>
  </office:meta>
</office:document-meta>
</file>